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79fc" officeooo:paragraph-rsid="000979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uter 0 config.</text:p>
      <text:p text:style-name="P1"/>
      <text:p text:style-name="P1">Router&gt;</text:p>
      <text:p text:style-name="P1">Router&gt;enable</text:p>
      <text:p text:style-name="P1">Router#conf t</text:p>
      <text:p text:style-name="P1">Router(config)#interface FastEthernet0/0</text:p>
      <text:p text:style-name="P1">Router(config-if)#ip address 192.168.1.1 255.255.255.0</text:p>
      <text:p text:style-name="P1">Router(config-if)#no shutdown</text:p>
      <text:p text:style-name="P1">Router(config-if)#exit</text:p>
      <text:p text:style-name="P1">Router(config)#</text:p>
      <text:p text:style-name="P1"/>
      <text:p text:style-name="P1">Router(config)#</text:p>
      <text:p text:style-name="P1">Router(config)#interface Serial2/0</text:p>
      <text:p text:style-name="P1">Router(config-if)#ip address 10.10.0.2 255.0.0.0</text:p>
      <text:p text:style-name="P1">Router(config-if)#clock rate 64000</text:p>
      <text:p text:style-name="P1">Router(config-if)#bandwidth 64</text:p>
      <text:p text:style-name="P1">Router(config-if)#no shutdown</text:p>
      <text:p text:style-name="P1">Router(config-if)#exit</text:p>
      <text:p text:style-name="P1"/>
      <text:p text:style-name="P1"/>
      <text:p text:style-name="P1">Router 1 config.</text:p>
      <text:p text:style-name="P1"/>
      <text:p text:style-name="P1">Router&gt;</text:p>
      <text:p text:style-name="P1">Router&gt;enable </text:p>
      <text:p text:style-name="P1">Router#conf t</text:p>
      <text:p text:style-name="P1">Router(config)#interface fastEthernet0/0</text:p>
      <text:p text:style-name="P1">Router(config-if)#ip address 192.168.2.1 255.255.255.0</text:p>
      <text:p text:style-name="P1">Router(config-if)#no shutdown</text:p>
      <text:p text:style-name="P1">Router(config-if)#exit</text:p>
      <text:p text:style-name="P1"/>
      <text:p text:style-name="P1">Router(config)#interface serial 2/0</text:p>
      <text:p text:style-name="P1">Router(config-if)#ip address 10.10.2.3 255.0.0.0</text:p>
      <text:p text:style-name="P1">Router(config-if)#no shutdown</text:p>
      <text:p text:style-name="P1">Router(config-if)#exit</text:p>
      <text:p text:style-name="P1">Router(config)#</text:p>
      <text:p text:style-name="P1"/>
      <text:p text:style-name="P1"/>
      <text:p text:style-name="P1">====RIP config on both router</text:p>
      <text:p text:style-name="P1">Router 0 config.</text:p>
      <text:p text:style-name="P1"/>
      <text:p text:style-name="P1">Router&gt;enable</text:p>
      <text:p text:style-name="P1">Router#config t</text:p>
      <text:p text:style-name="P1">Enter configuration commands, one per line. <text:s/>End with CNTL/Z.</text:p>
      <text:p text:style-name="P1">Router(config)#router rip</text:p>
      <text:p text:style-name="P1">Router(config-router)#network 192.168.1.0</text:p>
      <text:p text:style-name="P1">Router(config-router)#network 10.0.0.0</text:p>
      <text:p text:style-name="P1">Router(config-router)#end</text:p>
      <text:p text:style-name="P1">Router#copy run start</text:p>
      <text:p text:style-name="P1"/>
      <text:p text:style-name="P1">Router 1 config.</text:p>
      <text:p text:style-name="P1"/>
      <text:p text:style-name="P1">Router#</text:p>
      <text:p text:style-name="P1"><text:soft-page-break/>Router#</text:p>
      <text:p text:style-name="P1">Router#conf t</text:p>
      <text:p text:style-name="P1">Router(config)#router rip</text:p>
      <text:p text:style-name="P1">Router(config-router)#network 192.168.2.1</text:p>
      <text:p text:style-name="P1">Router(config-router)#network 10.0.0.0</text:p>
      <text:p text:style-name="P1">Router(config-router)#end</text:p>
      <text:p text:style-name="P1">Router#copy run start</text:p>
      <text:p text:style-name="P1">Router#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1:17:17.873193077</meta:creation-date>
    <dc:date>2017-10-03T01:17:35.024139959</dc:date>
    <meta:editing-duration>PT18S</meta:editing-duration>
    <meta:editing-cycles>1</meta:editing-cycles>
    <meta:document-statistic meta:table-count="0" meta:image-count="0" meta:object-count="0" meta:page-count="2" meta:paragraph-count="49" meta:word-count="107" meta:character-count="1249" meta:non-whitespace-character-count="1189"/>
    <meta:generator>LibreOffice/5.1.6.2$Linux_X86_64 LibreOffice_project/10m0$Build-2</meta:generator>
  </office:meta>
</office:document-meta>
</file>